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_20__28_Web_29_" style:master-page-name="MP0">
      <style:paragraph-properties fo:margin-top="0.0709in" fo:margin-bottom="0in" style:page-number="auto" fo:break-before="page"/>
      <style:text-properties style:font-name="Verdana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3pt" style:font-size-asian="13pt" style:font-size-complex="13pt"/>
    </style:style>
    <style:style style:name="T3" style:family="text">
      <style:text-properties style:font-name="Verdana"/>
    </style:style>
    <style:style style:name="T4" style:family="text">
      <style:text-properties style:font-name="Verdana" fo:font-size="14pt" style:font-size-asian="14pt" style:font-size-complex="14pt"/>
    </style:style>
    <style:style style:name="T5" style:family="text">
      <style:text-properties style:font-name="Verdana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fehle in der Kommandozeile Teil 6</text:p>
      <text:p text:style-name="Standard"><text:span text:style-name="T1"><text:line-break/>watch &lt;Programmname&gt;<text:tab/>z.B. watch free -h<text:line-break/><text:tab/><text:tab/><text:tab/><text:tab/><text:tab/><text:tab/>führt Programm alle 2 Sekunden <text:tab/><text:tab/><text:tab/><text:tab/><text:tab/><text:tab/>aus<text:line-break/>watch -n 1 date <text:tab/><text:tab/><text:tab/>aktualisiert date jede Sekunde<text:line-break/><text:tab/><text:tab/><text:tab/><text:tab/><text:tab/><text:tab/>Seite 139 im Begleitbuch<text:line-break/><text:tab/><text:tab/><text:tab/><text:tab/><text:tab/><text:tab/></text:span><text:a xlink:type="simple" xlink:href="https://wiki.ubuntuusers.de/watch/" text:style-name="Internet_20_link" text:visited-style-name="Visited_20_Internet_20_Link"><text:span text:style-name="T5">https://wiki.ubuntuusers.de/watch/</text:span></text:a><text:span text:style-name="T5"> </text:span><text:span text:style-name="T1"><text:line-break/><text:line-break/>Strg + c<text:tab/><text:tab/><text:tab/><text:tab/><text:tab/>beenden<text:line-break/>oder<text:line-break/>z.B. firefox<text:tab/><text:tab/><text:tab/><text:tab/>startet firefox <text:line-break/><text:tab/><text:tab/><text:tab/><text:tab/><text:tab/><text:tab/>(sieht man im Hintergrund)<text:line-break/>killall &lt;Programmname&gt;<text:tab/><text:tab/>z.B. killall firefox<text:line-break/><text:tab/><text:tab/><text:tab/><text:tab/><text:tab/><text:tab/>beendet firefox<text:line-break/>killall proc<text:tab/><text:tab/><text:tab/><text:tab/>beendet alle Prozesse proc*<text:line-break/><text:tab/><text:tab/><text:tab/><text:tab/><text:tab/><text:tab/>Seite 142 im Begleitbuch<text:line-break/><text:tab/><text:tab/><text:tab/><text:tab/><text:tab/><text:tab/></text:span><text:a xlink:type="simple" xlink:href="https://wiki.ubuntuusers.de/killall/" text:style-name="Internet_20_link" text:visited-style-name="Visited_20_Internet_20_Link"><text:span text:style-name="T2">https://wiki.ubuntuusers.de/killall/</text:span></text:a><text:span text:style-name="T1"><text:line-break/><text:line-break/>kill PID<text:tab/><text:tab/><text:tab/><text:tab/><text:tab/>beendet Prozess ID<text:line-break/><text:tab/><text:tab/><text:tab/><text:tab/><text:tab/><text:tab/>Seite 140 im Begleitbuch<text:line-break/><text:tab/><text:tab/><text:tab/><text:tab/><text:tab/><text:tab/></text:span><text:a xlink:type="simple" xlink:href="https://wiki.ubuntuusers.de/kill/" text:style-name="Internet_20_link" text:visited-style-name="Visited_20_Internet_20_Link"><text:span text:style-name="T1">https://wiki.ubuntuusers.de/kill/</text:span></text:a><text:span text:style-name="T1"> <text:line-break/><text:line-break/>Sitzung beenden:<text:line-break/><text:line-break/>x klicken ;)<text:line-break/>exit<text:tab/><text:tab/><text:tab/><text:tab/><text:tab/><text:tab/>klappt auch im Netzwerk<text:line-break/><text:line-break/><text:line-break/>top<text:tab/><text:tab/><text:tab/><text:tab/><text:tab/><text:tab/>ähnlich Windows Taskmanager</text:span></text:p>
      <text:p text:style-name="Standard"><text:span text:style-name="T1"><text:tab/><text:tab/><text:tab/><text:tab/><text:tab/><text:tab/>wieviel CPU wird verbraucht und <text:tab/><text:tab/><text:tab/><text:tab/><text:tab/><text:tab/>andere nützliche Systeminfos<text:line-break/><text:tab/><text:tab/><text:tab/><text:tab/><text:tab/><text:tab/>Seite 138 im Begleitbuch<text:line-break/><text:tab/><text:tab/><text:tab/><text:tab/><text:tab/><text:tab/></text:span><text:a xlink:type="simple" xlink:href="https://wiki.ubuntuusers.de/top/" text:style-name="Internet_20_link" text:visited-style-name="Visited_20_Internet_20_Link"><text:span text:style-name="T3">https://wiki.ubuntuusers.de/top/</text:span></text:a><text:span text:style-name="T3"> </text:span><text:span text:style-name="T1"><text:line-break/><text:line-break/>htop ggf. installieren<text:tab/><text:tab/>sieht besser aus und mehr <text:tab/></text:span><text:soft-page-break/><text:span text:style-name="T1"><text:tab/><text:tab/><text:tab/><text:tab/><text:tab/><text:tab/>Informationen<text:line-break/><text:tab/><text:tab/><text:tab/><text:tab/><text:tab/><text:tab/></text:span><text:a xlink:type="simple" xlink:href="https://wiki.ubuntuusers.de/htop/" text:style-name="Internet_20_link" text:visited-style-name="Visited_20_Internet_20_Link"><text:span text:style-name="T2">https://wiki.ubuntuusers.de/htop/</text:span></text:a><text:span text:style-name="T2"> </text:span><text:span text:style-name="T1"><text:line-break/><text:line-break/>ps<text:tab/><text:tab/><text:tab/><text:tab/><text:tab/><text:tab/>welche Prozesse laufen in meiner <text:tab/><text:tab/><text:tab/><text:tab/><text:tab/><text:tab/>privaten Umgebung<text:line-break/>ps -aux<text:tab/><text:tab/><text:tab/><text:tab/><text:tab/>welche laufen sonst noch auf <text:tab/><text:tab/><text:tab/><text:tab/><text:tab/><text:tab/><text:tab/>diesem Computer<text:line-break/><text:tab/><text:tab/><text:tab/><text:tab/><text:tab/><text:tab/>Seite 136 im Begleitbuch<text:line-break/><text:tab/><text:tab/><text:tab/><text:tab/><text:tab/><text:tab/></text:span><text:a xlink:type="simple" xlink:href="https://wiki.ubuntuusers.de/ps/" text:style-name="Internet_20_link" text:visited-style-name="Visited_20_Internet_20_Link"><text:span text:style-name="T1">https://wiki.ubuntuusers.de/ps/</text:span></text:a><text:span text:style-name="T1"> <text:line-break/><text:line-break/>pstree<text:tab/><text:tab/><text:tab/><text:tab/><text:tab/>Zeigt Prozesse in Baumstruktur<text:line-break/><text:tab/><text:tab/><text:tab/><text:tab/><text:tab/><text:tab/>Seite 136 im Begleitbuch<text:line-break/><text:tab/><text:tab/><text:tab/><text:tab/><text:tab/><text:tab/></text:span><text:a xlink:type="simple" xlink:href="https://wiki.ubuntuusers.de/pstree/" text:style-name="Internet_20_link" text:visited-style-name="Visited_20_Internet_20_Link"><text:span text:style-name="T2">https://wiki.ubuntuusers.de/pstree/</text:span></text:a><text:span text:style-name="T2"> </text:span><text:span text:style-name="T1"><text:line-break/><text:line-break/>nano &lt;Dateiname&gt;<text:tab/><text:tab/><text:tab/>nano fruchtliste<text:line-break/><text:line-break/>Strg + z<text:tab/><text:tab/><text:tab/><text:tab/><text:tab/>nano/Prozess gestoppt <text:line-break/><text:tab/><text:tab/><text:tab/><text:tab/><text:tab/><text:tab/>(im Hintergrund)</text:span></text:p>
      <text:p text:style-name="Standard"><text:span text:style-name="Absatz-Standardschriftart"><text:span text:style-name="T1">fg<text:tab/><text:tab/><text:tab/><text:tab/><text:tab/><text:tab/>bringt nano/Prozess zurück<text:line-break/><text:line-break/>jobs<text:tab/><text:tab/><text:tab/><text:tab/><text:tab/><text:tab/>zeigt laufende Prozess<text:line-break/><text:line-break/>fg &lt;n&gt;<text:tab/><text:tab/><text:tab/><text:tab/><text:tab/>fg 1<text:line-break/><text:tab/><text:tab/><text:tab/><text:tab/><text:tab/><text:tab/>fg 2<text:line-break/><text:tab/><text:tab/><text:tab/><text:tab/><text:tab/><text:tab/>ab Seite 144 im Begleitbuch<text:line-break/></text:span></text:span><text:a xlink:type="simple" xlink:href="https://wiki.ubuntuusers.de/Shell/Prozesssteuerung/" text:style-name="Internet_20_link" text:visited-style-name="Visited_20_Internet_20_Link"><text:span text:style-name="Absatz-Standardschriftart"><text:span text:style-name="T1">https://wiki.ubuntuusers.de/Shell/Prozesssteuerung/</text:span></text:span></text:a><text:span text:style-name="Absatz-Standardschriftart"><text:span text:style-name="T1"> 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7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Standard_20__28_Web_29_" style:display-name="Standard (Web)" style:family="paragraph" style:parent-style-name="Standard">
      <style:paragraph-properties fo:margin-top="0.0693in" fo:margin-bottom="0.0827in" fo:line-height="100%" fo:hyphenation-ladder-count="no-limit"/>
      <style:text-properties style:font-name="Times New Roman" fo:font-size="12pt" style:font-name-asian="Times New Roman" style:font-size-asian="12pt" style:language-asian="de" style:country-asian="DE" style:font-name-complex="Times New Roman" style:font-size-complex="12pt" fo:hyphenate="false" fo:hyphenation-remain-char-count="0" fo:hyphenation-push-char-count="0"/>
    </style:style>
    <style:style style:name="Sprechblasentext" style:family="paragraph" style:parent-style-name="Standard">
      <style:paragraph-properties fo:margin-top="0in" fo:margin-bottom="0in" fo:line-height="100%"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in" fo:margin-bottom="0in"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0" fo:hyphenation-push-char-count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Segoe UI" fo:font-size="9pt" style:font-size-asian="9pt" style:font-name-complex="Segoe UI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Windows-Benutzer</meta:initial-creator>
    <meta:creation-date>2020-01-13T09:22:00Z</meta:creation-date>
    <dc:date>2020-04-14T09:47:40.24</dc:date>
    <meta:print-date>2020-04-14T08:57:35.91</meta:print-date>
    <meta:editing-cycles>9</meta:editing-cycles>
    <meta:editing-duration>PT2H40M59S</meta:editing-duration>
    <meta:document-statistic meta:table-count="0" meta:image-count="0" meta:object-count="0" meta:page-count="2" meta:paragraph-count="4" meta:word-count="172" meta:character-count="1587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CLI6_V0.1.odt/Normal"/>
  </office:meta>
</office:document-meta>
</file>